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" table:style-name="ta-0" table:print="true">
        <office:forms form:automatic-focus="false" form:apply-design-mode="false">
          <form:form/>
        </office:forms>
        <table:table-column table:style-name="ACOL-0" table:number-columns-repeated="28"/>
        <table:table-column table:style-name="ACOL-0" table:number-columns-repeated="228"/>
        <table:table-row table:style-name="AROW-0">
          <table:table-cell table:style-name="Gnumeric-default" office:value-type="string">
            <text:p>********************************************************************************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ffects of CO2 and Nitrogen Fertilization 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Growth and Nutrient Content of Juvenile Ponderosa Pine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Authors: Dale W. Johnson (1,2), J. Timothy Ball (1), and Roger F. Walker (2)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<text:s text:c="9"/>(1) Biological Sciences Center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Desert Research Institute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P.O. Box 60220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Reno, NV 89506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<text:s text:c="9"/>(2) Environmental and Resource Science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College of Agriculture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University of Nevada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<text:s text:c="13"/>Reno, NV 89512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NDP061A (March 1998)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File trees91.wk1 (1991 biomass and nutrient concentration data)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********************************************************************************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C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CHBR</text:p>
          </table:table-cell>
          <table:table-cell table:style-name="Gnumeric-default" office:value-type="string">
            <text:p>REP</text:p>
          </table:table-cell>
          <table:table-cell table:style-name="Gnumeric-default" office:value-type="string">
            <text:p>LFBM</text:p>
          </table:table-cell>
          <table:table-cell table:style-name="Gnumeric-default" office:value-type="string">
            <text:p>STBM</text:p>
          </table:table-cell>
          <table:table-cell table:style-name="Gnumeric-default" office:value-type="string">
            <text:p>RTBM</text:p>
          </table:table-cell>
          <table:table-cell table:style-name="Gnumeric-default" office:value-type="string">
            <text:p>LFNCC</text:p>
          </table:table-cell>
          <table:table-cell table:style-name="Gnumeric-default" office:value-type="string">
            <text:p>STNCC</text:p>
          </table:table-cell>
          <table:table-cell table:style-name="Gnumeric-default" office:value-type="string">
            <text:p>RTNCC</text:p>
          </table:table-cell>
          <table:table-cell table:style-name="Gnumeric-default" office:value-type="string">
            <text:p>LFBCC</text:p>
          </table:table-cell>
          <table:table-cell table:style-name="Gnumeric-default" office:value-type="string">
            <text:p>STBCC</text:p>
          </table:table-cell>
          <table:table-cell table:style-name="Gnumeric-default" office:value-type="string">
            <text:p>RTBCC</text:p>
          </table:table-cell>
          <table:table-cell table:style-name="Gnumeric-default" office:value-type="string">
            <text:p>LFCACC</text:p>
          </table:table-cell>
          <table:table-cell table:style-name="Gnumeric-default" office:value-type="string">
            <text:p>STCACC</text:p>
          </table:table-cell>
          <table:table-cell table:style-name="Gnumeric-default" office:value-type="string">
            <text:p>RTCACC</text:p>
          </table:table-cell>
          <table:table-cell table:style-name="Gnumeric-default" office:value-type="string">
            <text:p>LFKCC</text:p>
          </table:table-cell>
          <table:table-cell table:style-name="Gnumeric-default" office:value-type="string">
            <text:p>STKCC</text:p>
          </table:table-cell>
          <table:table-cell table:style-name="Gnumeric-default" office:value-type="string">
            <text:p>RTKCC</text:p>
          </table:table-cell>
          <table:table-cell table:style-name="Gnumeric-default" office:value-type="string">
            <text:p>LFMGCC</text:p>
          </table:table-cell>
          <table:table-cell table:style-name="Gnumeric-default" office:value-type="string">
            <text:p>STMGCC</text:p>
          </table:table-cell>
          <table:table-cell table:style-name="Gnumeric-default" office:value-type="string">
            <text:p>RTMGCC</text:p>
          </table:table-cell>
          <table:table-cell table:style-name="Gnumeric-default" office:value-type="string">
            <text:p>LFPCC</text:p>
          </table:table-cell>
          <table:table-cell table:style-name="Gnumeric-default" office:value-type="string">
            <text:p>STPCC</text:p>
          </table:table-cell>
          <table:table-cell table:style-name="Gnumeric-default" office:value-type="string">
            <text:p>RTPCC</text:p>
          </table:table-cell>
          <table:table-cell table:style-name="Gnumeric-default" office:value-type="string">
            <text:p>LFSCC</text:p>
          </table:table-cell>
          <table:table-cell table:style-name="Gnumeric-default" office:value-type="string">
            <text:p>STSCC</text:p>
          </table:table-cell>
          <table:table-cell table:style-name="Gnumeric-default" office:value-type="string">
            <text:p>RTSCC</text:p>
          </table:table-cell>
          <table:table-cell table:number-columns-repeated="228" table:style-name="Gnumeric-default"/>
        </table:table-row>
        <table:table-row table:style-name="AROW-0">
          <table:table-cell table:number-columns-repeated="4" table:style-name="Gnumeric-default"/>
          <table:table-cell table:style-name="Gnumeric-default" office:value-type="string">
            <text:p>g</text:p>
          </table:table-cell>
          <table:table-cell table:style-name="Gnumeric-default" office:value-type="string">
            <text:p>g</text:p>
          </table:table-cell>
          <table:table-cell table:style-name="Gnumeric-default" office:value-type="string">
            <text:p>g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ppm</text:p>
          </table:table-cell>
          <table:table-cell table:style-name="ACE-1" office:value-type="string">
            <text:p>ppm</text:p>
          </table:table-cell>
          <table:table-cell table:style-name="ACE-1" office:value-type="string">
            <text:p>ppm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style-name="ACE-1" office:value-type="string">
            <text:p>%</text:p>
          </table:table-cell>
          <table:table-cell table:number-columns-repeated="228" table:style-name="Gnumeric-default"/>
        </table:table-row>
        <table:table-row table:style-name="AROW-0">
          <table:table-cell table:number-columns-repeated="10" table:style-name="Gnumeric-default"/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/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style-name="Gnumeric-default" office:value-type="string">
            <text:p><text:s/>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L6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0.42999999999999999">
            <text:p>0,43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28999999999999998">
            <text:p>0,29</text:p>
          </table:table-cell>
          <table:table-cell table:style-name="ACE-1" office:value-type="float" office:value="1.8400000000000001">
            <text:p>1,84</text:p>
          </table:table-cell>
          <table:table-cell table:style-name="ACE-1" office:value-type="float" office:value="0.40000000000000002">
            <text:p>0,40</text:p>
          </table:table-cell>
          <table:table-cell table:style-name="ACE-1" office:value-type="float" office:value="0.95999999999999996">
            <text:p>0,9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1">
            <text:p>41</text:p>
          </table:table-cell>
          <table:table-cell table:style-name="ACE-1" office:value-type="float" office:value="0.26000000000000001">
            <text:p>0,26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88">
            <text:p>0,88</text:p>
          </table:table-cell>
          <table:table-cell table:style-name="ACE-1" office:value-type="float" office:value="1.1899999999999999">
            <text:p>1,19</text:p>
          </table:table-cell>
          <table:table-cell table:style-name="ACE-1" office:value-type="float" office:value="0.62">
            <text:p>0,62</text:p>
          </table:table-cell>
          <table:table-cell table:style-name="ACE-1" office:value-type="float" office:value="0.11">
            <text:p>0,11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059999999999999998">
            <text:p>0,06</text:p>
          </table:table-cell>
          <table:table-cell table:style-name="ACE-1" office:value-type="float" office:value="0.23000000000000001">
            <text:p>0,23</text:p>
          </table:table-cell>
          <table:table-cell table:style-name="ACE-1" office:value-type="float" office:value="0.31">
            <text:p>0,31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14000000000000001">
            <text:p>0,14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L7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0.40000000000000002">
            <text:p>0,40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1.8200000000000001">
            <text:p>1,82</text:p>
          </table:table-cell>
          <table:table-cell table:style-name="ACE-1" office:value-type="float" office:value="0.37">
            <text:p>0,37</text:p>
          </table:table-cell>
          <table:table-cell table:style-name="ACE-1" office:value-type="float" office:value="0.94999999999999996">
            <text:p>0,9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5">
            <text:p>35</text:p>
          </table:table-cell>
          <table:table-cell table:style-name="ACE-1" office:value-type="float" office:value="0.28000000000000003">
            <text:p>0,28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93000000000000005">
            <text:p>0,93</text:p>
          </table:table-cell>
          <table:table-cell table:style-name="ACE-1" office:value-type="float" office:value="1.3400000000000001">
            <text:p>1,34</text:p>
          </table:table-cell>
          <table:table-cell table:style-name="ACE-1" office:value-type="float" office:value="0.48999999999999999">
            <text:p>0,49</text:p>
          </table:table-cell>
          <table:table-cell table:style-name="ACE-1" office:value-type="float" office:value="0.10000000000000001">
            <text:p>0,10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059999999999999998">
            <text:p>0,06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8000000000000003">
            <text:p>0,28</text:p>
          </table:table-cell>
          <table:table-cell table:style-name="ACE-1" office:value-type="float" office:value="0.13">
            <text:p>0,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45000000000000001">
            <text:p>0,45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1.54">
            <text:p>1,54</text:p>
          </table:table-cell>
          <table:table-cell table:style-name="ACE-1" office:value-type="float" office:value="0.95999999999999996">
            <text:p>0,96</text:p>
          </table:table-cell>
          <table:table-cell table:style-name="ACE-1" office:value-type="float" office:value="0.68999999999999995">
            <text:p>0,6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.28999999999999998">
            <text:p>0,29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90000000000000002">
            <text:p>0,90</text:p>
          </table:table-cell>
          <table:table-cell table:style-name="ACE-1" office:value-type="float" office:value="1.28">
            <text:p>1,28</text:p>
          </table:table-cell>
          <table:table-cell table:style-name="ACE-1" office:value-type="float" office:value="0.64000000000000001">
            <text:p>0,64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34999999999999998">
            <text:p>0,35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81999999999999995">
            <text:p>0,82</text:p>
          </table:table-cell>
          <table:table-cell table:style-name="ACE-1" office:value-type="float" office:value="0.26000000000000001">
            <text:p>0,26</text:p>
          </table:table-cell>
          <table:table-cell table:style-name="ACE-1" office:value-type="float" office:value="0.28999999999999998">
            <text:p>0,29</text:p>
          </table:table-cell>
          <table:table-cell table:style-name="ACE-1" office:value-type="float" office:value="1.75">
            <text:p>1,75</text:p>
          </table:table-cell>
          <table:table-cell table:style-name="ACE-1" office:value-type="float" office:value="0.96999999999999997">
            <text:p>0,97</text:p>
          </table:table-cell>
          <table:table-cell table:style-name="ACE-1" office:value-type="float" office:value="0.82999999999999996">
            <text:p>0,8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.28999999999999998">
            <text:p>0,29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90000000000000002">
            <text:p>0,90</text:p>
          </table:table-cell>
          <table:table-cell table:style-name="ACE-1" office:value-type="float" office:value="1.28">
            <text:p>1,28</text:p>
          </table:table-cell>
          <table:table-cell table:style-name="ACE-1" office:value-type="float" office:value="0.64000000000000001">
            <text:p>0,64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34999999999999998">
            <text:p>0,35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52000000000000002">
            <text:p>0,52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2.0099999999999998">
            <text:p>2,01</text:p>
          </table:table-cell>
          <table:table-cell table:style-name="ACE-1" office:value-type="float" office:value="1.29">
            <text:p>1,29</text:p>
          </table:table-cell>
          <table:table-cell table:style-name="ACE-1" office:value-type="float" office:value="0.80000000000000004">
            <text:p>0,8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.28999999999999998">
            <text:p>0,29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90000000000000002">
            <text:p>0,90</text:p>
          </table:table-cell>
          <table:table-cell table:style-name="ACE-1" office:value-type="float" office:value="1.28">
            <text:p>1,28</text:p>
          </table:table-cell>
          <table:table-cell table:style-name="ACE-1" office:value-type="float" office:value="0.64000000000000001">
            <text:p>0,64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34999999999999998">
            <text:p>0,35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7</text:p>
          </table:table-cell>
          <table:table-cell table:style-name="Gnumeric-default"/>
          <table:table-cell table:style-name="ACE-1" office:value-type="float" office:value="1.3200000000000001">
            <text:p>1,32</text:p>
          </table:table-cell>
          <table:table-cell table:style-name="ACE-1" office:value-type="float" office:value="0.46000000000000002">
            <text:p>0,46</text:p>
          </table:table-cell>
          <table:table-cell table:style-name="ACE-1" office:value-type="float" office:value="0.47999999999999998">
            <text:p>0,48</text:p>
          </table:table-cell>
          <table:table-cell table:style-name="ACE-1" office:value-type="float" office:value="1.45">
            <text:p>1,45</text:p>
          </table:table-cell>
          <table:table-cell table:style-name="ACE-1" office:value-type="float" office:value="0.92000000000000004">
            <text:p>0,92</text:p>
          </table:table-cell>
          <table:table-cell table:style-name="ACE-1" office:value-type="float" office:value="0.71999999999999997">
            <text:p>0,7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35999999999999999">
            <text:p>0,36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3999999999999999">
            <text:p>0,24</text:p>
          </table:table-cell>
          <table:table-cell table:style-name="ACE-1" office:value-type="float" office:value="1">
            <text:p>1,00</text:p>
          </table:table-cell>
          <table:table-cell table:style-name="ACE-1" office:value-type="float" office:value="1.0800000000000001">
            <text:p>1,08</text:p>
          </table:table-cell>
          <table:table-cell table:style-name="ACE-1" office:value-type="float" office:value="0.41999999999999998">
            <text:p>0,42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14000000000000001">
            <text:p>0,14</text:p>
          </table:table-cell>
          <table:table-cell table:style-name="ACE-1" office:value-type="float" office:value="0.070000000000000007">
            <text:p>0,07</text:p>
          </table:table-cell>
          <table:table-cell table:style-name="ACE-1" office:value-type="float" office:value="0.23000000000000001">
            <text:p>0,23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3">
            <text:p>0,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3</text:p>
          </table:table-cell>
          <table:table-cell table:style-name="Gnumeric-default"/>
          <table:table-cell table:style-name="ACE-1" office:value-type="float" office:value="0.90000000000000002">
            <text:p>0,90</text:p>
          </table:table-cell>
          <table:table-cell table:style-name="ACE-1" office:value-type="float" office:value="0.41999999999999998">
            <text:p>0,42</text:p>
          </table:table-cell>
          <table:table-cell table:style-name="ACE-1" office:value-type="float" office:value="0.46999999999999997">
            <text:p>0,47</text:p>
          </table:table-cell>
          <table:table-cell table:style-name="ACE-1" office:value-type="float" office:value="1.8">
            <text:p>1,80</text:p>
          </table:table-cell>
          <table:table-cell table:style-name="ACE-1" office:value-type="float" office:value="1.1899999999999999">
            <text:p>1,19</text:p>
          </table:table-cell>
          <table:table-cell table:style-name="ACE-1" office:value-type="float" office:value="0.83999999999999997">
            <text:p>0,8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26000000000000001">
            <text:p>0,26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80000000000000004">
            <text:p>0,80</text:p>
          </table:table-cell>
          <table:table-cell table:style-name="ACE-1" office:value-type="float" office:value="1.04">
            <text:p>1,04</text:p>
          </table:table-cell>
          <table:table-cell table:style-name="ACE-1" office:value-type="float" office:value="0.53000000000000003">
            <text:p>0,53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089999999999999997">
            <text:p>0,09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0.34999999999999998">
            <text:p>0,35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D5</text:p>
          </table:table-cell>
          <table:table-cell table:style-name="Gnumeric-default"/>
          <table:table-cell table:style-name="ACE-1" office:value-type="float" office:value="1.1799999999999999">
            <text:p>1,18</text:p>
          </table:table-cell>
          <table:table-cell table:style-name="ACE-1" office:value-type="float" office:value="0.53000000000000003">
            <text:p>0,53</text:p>
          </table:table-cell>
          <table:table-cell table:style-name="ACE-1" office:value-type="float" office:value="0.78000000000000003">
            <text:p>0,78</text:p>
          </table:table-cell>
          <table:table-cell table:style-name="ACE-1" office:value-type="float" office:value="1.53">
            <text:p>1,53</text:p>
          </table:table-cell>
          <table:table-cell table:style-name="ACE-1" office:value-type="float" office:value="0.83999999999999997">
            <text:p>0,84</text:p>
          </table:table-cell>
          <table:table-cell table:style-name="ACE-1" office:value-type="float" office:value="0.77000000000000002">
            <text:p>0,7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3">
            <text:p>23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19">
            <text:p>0,19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72999999999999998">
            <text:p>0,73</text:p>
          </table:table-cell>
          <table:table-cell table:style-name="ACE-1" office:value-type="float" office:value="1.1200000000000001">
            <text:p>1,12</text:p>
          </table:table-cell>
          <table:table-cell table:style-name="ACE-1" office:value-type="float" office:value="0.45000000000000001">
            <text:p>0,45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059999999999999998">
            <text:p>0,06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27000000000000002">
            <text:p>0,27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11">
            <text:p>0,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47999999999999998">
            <text:p>0,48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28000000000000003">
            <text:p>0,28</text:p>
          </table:table-cell>
          <table:table-cell table:style-name="ACE-1" office:value-type="float" office:value="1.5800000000000001">
            <text:p>1,58</text:p>
          </table:table-cell>
          <table:table-cell table:style-name="ACE-1" office:value-type="float" office:value="0.89000000000000001">
            <text:p>0,89</text:p>
          </table:table-cell>
          <table:table-cell table:style-name="ACE-1" office:value-type="float" office:value="0.97999999999999998">
            <text:p>0,9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88">
            <text:p>0,88</text:p>
          </table:table-cell>
          <table:table-cell table:style-name="ACE-1" office:value-type="float" office:value="0.93000000000000005">
            <text:p>0,93</text:p>
          </table:table-cell>
          <table:table-cell table:style-name="ACE-1" office:value-type="float" office:value="0.38">
            <text:p>0,38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3999999999999999">
            <text:p>0,24</text:p>
          </table:table-cell>
          <table:table-cell table:style-name="ACE-1" office:value-type="float" office:value="0.32000000000000001">
            <text:p>0,32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13">
            <text:p>0,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070000000000000007">
            <text:p>0,07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1.26">
            <text:p>1,26</text:p>
          </table:table-cell>
          <table:table-cell table:style-name="ACE-1" office:value-type="float" office:value="0.66000000000000003">
            <text:p>0,66</text:p>
          </table:table-cell>
          <table:table-cell table:style-name="ACE-1" office:value-type="float" office:value="0.77000000000000002">
            <text:p>0,7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88">
            <text:p>0,88</text:p>
          </table:table-cell>
          <table:table-cell table:style-name="ACE-1" office:value-type="float" office:value="0.93000000000000005">
            <text:p>0,93</text:p>
          </table:table-cell>
          <table:table-cell table:style-name="ACE-1" office:value-type="float" office:value="0.38">
            <text:p>0,38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3999999999999999">
            <text:p>0,24</text:p>
          </table:table-cell>
          <table:table-cell table:style-name="ACE-1" office:value-type="float" office:value="0.32000000000000001">
            <text:p>0,32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13">
            <text:p>0,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7000000000000002">
            <text:p>0,27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23999999999999999">
            <text:p>0,24</text:p>
          </table:table-cell>
          <table:table-cell table:style-name="ACE-1" office:value-type="float" office:value="1.8799999999999999">
            <text:p>1,88</text:p>
          </table:table-cell>
          <table:table-cell table:style-name="ACE-1" office:value-type="float" office:value="1.28">
            <text:p>1,28</text:p>
          </table:table-cell>
          <table:table-cell table:style-name="ACE-1" office:value-type="float" office:value="1.1899999999999999">
            <text:p>1,1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88">
            <text:p>0,88</text:p>
          </table:table-cell>
          <table:table-cell table:style-name="ACE-1" office:value-type="float" office:value="0.93000000000000005">
            <text:p>0,93</text:p>
          </table:table-cell>
          <table:table-cell table:style-name="ACE-1" office:value-type="float" office:value="0.38">
            <text:p>0,38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14999999999999999">
            <text:p>0,15</text:p>
          </table:table-cell>
          <table:table-cell table:style-name="ACE-1" office:value-type="float" office:value="0.080000000000000002">
            <text:p>0,08</text:p>
          </table:table-cell>
          <table:table-cell table:style-name="ACE-1" office:value-type="float" office:value="0.23999999999999999">
            <text:p>0,24</text:p>
          </table:table-cell>
          <table:table-cell table:style-name="ACE-1" office:value-type="float" office:value="0.32000000000000001">
            <text:p>0,32</text:p>
          </table:table-cell>
          <table:table-cell table:style-name="ACE-1" office:value-type="float" office:value="0.17000000000000001">
            <text:p>0,17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0.20000000000000001">
            <text:p>0,20</text:p>
          </table:table-cell>
          <table:table-cell table:style-name="ACE-1" office:value-type="float" office:value="0.13">
            <text:p>0,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31">
            <text:p>0,31</text:p>
          </table:table-cell>
          <table:table-cell table:style-name="ACE-1" office:value-type="float" office:value="0.14000000000000001">
            <text:p>0,14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2.7599999999999998">
            <text:p>2,76</text:p>
          </table:table-cell>
          <table:table-cell table:style-name="ACE-1" office:value-type="float" office:value="0.64000000000000001">
            <text:p>0,64</text:p>
          </table:table-cell>
          <table:table-cell table:style-name="ACE-1" office:value-type="float" office:value="0.83999999999999997">
            <text:p>0,8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4">
            <text:p>24</text:p>
          </table:table-cell>
          <table:table-cell table:style-name="ACE-1" office:value-type="float" office:value="0.33000000000000002">
            <text:p>0,33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1.1499999999999999">
            <text:p>1,15</text:p>
          </table:table-cell>
          <table:table-cell table:style-name="ACE-1" office:value-type="float" office:value="1.04">
            <text:p>1,04</text:p>
          </table:table-cell>
          <table:table-cell table:style-name="ACE-1" office:value-type="float" office:value="0.48999999999999999">
            <text:p>0,49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070000000000000007">
            <text:p>0,07</text:p>
          </table:table-cell>
          <table:table-cell table:style-name="ACE-1" office:value-type="float" office:value="0.27000000000000002">
            <text:p>0,27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26000000000000001">
            <text:p>0,26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65000000000000002">
            <text:p>0,65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29999999999999999">
            <text:p>0,30</text:p>
          </table:table-cell>
          <table:table-cell table:style-name="ACE-1" office:value-type="float" office:value="1.49">
            <text:p>1,49</text:p>
          </table:table-cell>
          <table:table-cell table:style-name="ACE-1" office:value-type="float" office:value="0.64000000000000001">
            <text:p>0,64</text:p>
          </table:table-cell>
          <table:table-cell table:style-name="ACE-1" office:value-type="float" office:value="0.78000000000000003">
            <text:p>0,7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4">
            <text:p>24</text:p>
          </table:table-cell>
          <table:table-cell table:style-name="ACE-1" office:value-type="float" office:value="0.33000000000000002">
            <text:p>0,33</text:p>
          </table:table-cell>
          <table:table-cell table:style-name="ACE-1" office:value-type="float" office:value="0.17999999999999999">
            <text:p>0,18</text:p>
          </table:table-cell>
          <table:table-cell table:style-name="ACE-1" office:value-type="float" office:value="0.22">
            <text:p>0,22</text:p>
          </table:table-cell>
          <table:table-cell table:style-name="ACE-1" office:value-type="float" office:value="1.1499999999999999">
            <text:p>1,15</text:p>
          </table:table-cell>
          <table:table-cell table:style-name="ACE-1" office:value-type="float" office:value="1.04">
            <text:p>1,04</text:p>
          </table:table-cell>
          <table:table-cell table:style-name="ACE-1" office:value-type="float" office:value="0.48999999999999999">
            <text:p>0,49</text:p>
          </table:table-cell>
          <table:table-cell table:style-name="ACE-1" office:value-type="float" office:value="0.13">
            <text:p>0,13</text:p>
          </table:table-cell>
          <table:table-cell table:style-name="ACE-1" office:value-type="float" office:value="0.12">
            <text:p>0,12</text:p>
          </table:table-cell>
          <table:table-cell table:style-name="ACE-1" office:value-type="float" office:value="0.070000000000000007">
            <text:p>0,07</text:p>
          </table:table-cell>
          <table:table-cell table:style-name="ACE-1" office:value-type="float" office:value="0.27000000000000002">
            <text:p>0,27</text:p>
          </table:table-cell>
          <table:table-cell table:style-name="ACE-1" office:value-type="float" office:value="0.25">
            <text:p>0,25</text:p>
          </table:table-cell>
          <table:table-cell table:style-name="ACE-1" office:value-type="float" office:value="0.16">
            <text:p>0,16</text:p>
          </table:table-cell>
          <table:table-cell table:style-name="ACE-1" office:value-type="float" office:value="0.26000000000000001">
            <text:p>0,26</text:p>
          </table:table-cell>
          <table:table-cell table:style-name="ACE-1" office:value-type="float" office:value="0.20999999999999999">
            <text:p>0,21</text:p>
          </table:table-cell>
          <table:table-cell table:style-name="ACE-1" office:value-type="float" office:value="0.14999999999999999">
            <text:p>0,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1.3799999999999999">
            <text:p>1.38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0.91000000000000003">
            <text:p>0.9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4">
            <text:p>24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1.04">
            <text:p>1.04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4999999999999999">
            <text:p>0.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1.3">
            <text:p>1.30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8000000000000003">
            <text:p>0.7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.52">
            <text:p>1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6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1.6899999999999999">
            <text:p>1.69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8000000000000003">
            <text:p>0.7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.52">
            <text:p>1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57999999999999996">
            <text:p>0.58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2.1200000000000001">
            <text:p>2.12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8000000000000003">
            <text:p>0.7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.52">
            <text:p>1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5</text:p>
          </table:table-cell>
          <table:table-cell table:style-name="Gnumeric-default"/>
          <table:table-cell table:style-name="ACE-1" office:value-type="float" office:value="0.47999999999999998">
            <text:p>0.48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1.8200000000000001">
            <text:p>1.82</text:p>
          </table:table-cell>
          <table:table-cell table:style-name="ACE-1" office:value-type="float" office:value="0.94999999999999996">
            <text:p>0.95</text:p>
          </table:table-cell>
          <table:table-cell table:style-name="ACE-1" office:value-type="float" office:value="0.80000000000000004">
            <text:p>0.8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1.02">
            <text:p>1.02</text:p>
          </table:table-cell>
          <table:table-cell table:style-name="ACE-1" office:value-type="float" office:value="1.02">
            <text:p>1.02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0000000000000001">
            <text:p>0.10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57999999999999996">
            <text:p>0.58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1.3899999999999999">
            <text:p>1.39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59999999999999998">
            <text:p>0.6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0000000000000002">
            <text:p>0.90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57999999999999996">
            <text:p>0.58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1.3200000000000001">
            <text:p>1.32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59999999999999998">
            <text:p>0.6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0000000000000002">
            <text:p>0.90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2.02">
            <text:p>2.02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59999999999999998">
            <text:p>0.6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90000000000000002">
            <text:p>0.90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7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1.6799999999999999">
            <text:p>1.68</text:p>
          </table:table-cell>
          <table:table-cell table:style-name="ACE-1" office:value-type="float" office:value="0.95999999999999996">
            <text:p>0.96</text:p>
          </table:table-cell>
          <table:table-cell table:style-name="ACE-1" office:value-type="float" office:value="0.81000000000000005">
            <text:p>0.8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1.1799999999999999">
            <text:p>1.18</text:p>
          </table:table-cell>
          <table:table-cell table:style-name="ACE-1" office:value-type="float" office:value="1.3300000000000001">
            <text:p>1.33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1.76">
            <text:p>1.76</text:p>
          </table:table-cell>
          <table:table-cell table:style-name="ACE-1" office:value-type="float" office:value="0.53000000000000003">
            <text:p>0.53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1.9099999999999999">
            <text:p>1.91</text:p>
          </table:table-cell>
          <table:table-cell table:style-name="ACE-1" office:value-type="float" office:value="0.95999999999999996">
            <text:p>0.96</text:p>
          </table:table-cell>
          <table:table-cell table:style-name="ACE-1" office:value-type="float" office:value="0.81000000000000005">
            <text:p>0.8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1.1799999999999999">
            <text:p>1.18</text:p>
          </table:table-cell>
          <table:table-cell table:style-name="ACE-1" office:value-type="float" office:value="1.3300000000000001">
            <text:p>1.33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7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1.21">
            <text:p>1.21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.0699999999999998">
            <text:p>2.07</text:p>
          </table:table-cell>
          <table:table-cell table:style-name="ACE-1" office:value-type="float" office:value="0.95999999999999996">
            <text:p>0.96</text:p>
          </table:table-cell>
          <table:table-cell table:style-name="ACE-1" office:value-type="float" office:value="0.81000000000000005">
            <text:p>0.8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1.1799999999999999">
            <text:p>1.18</text:p>
          </table:table-cell>
          <table:table-cell table:style-name="ACE-1" office:value-type="float" office:value="1.3300000000000001">
            <text:p>1.33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2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1.1799999999999999">
            <text:p>1.1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55000000000000004">
            <text:p>0.55</text:p>
          </table:table-cell>
          <table:table-cell table:style-name="ACE-1" office:value-type="float" office:value="1.73">
            <text:p>1.73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0.70999999999999996">
            <text:p>0.7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1.1100000000000001">
            <text:p>1.11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080000000000000002">
            <text:p>0.0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4999999999999999">
            <text:p>0.15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82999999999999996">
            <text:p>0.83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1.23">
            <text:p>1.23</text:p>
          </table:table-cell>
          <table:table-cell table:style-name="ACE-1" office:value-type="float" office:value="0.85999999999999999">
            <text:p>0.86</text:p>
          </table:table-cell>
          <table:table-cell table:style-name="ACE-1" office:value-type="float" office:value="0.73999999999999999">
            <text:p>0.7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1000000000000003">
            <text:p>0.91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6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1.22">
            <text:p>1.22</text:p>
          </table:table-cell>
          <table:table-cell table:style-name="ACE-1" office:value-type="float" office:value="0.55000000000000004">
            <text:p>0.55</text:p>
          </table:table-cell>
          <table:table-cell table:style-name="ACE-1" office:value-type="float" office:value="0.5">
            <text:p>0.50</text:p>
          </table:table-cell>
          <table:table-cell table:style-name="ACE-1" office:value-type="float" office:value="1.6100000000000001">
            <text:p>1.61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46999999999999997">
            <text:p>0.47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1000000000000003">
            <text:p>0.91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77000000000000002">
            <text:p>0.77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1.3500000000000001">
            <text:p>1.35</text:p>
          </table:table-cell>
          <table:table-cell table:style-name="ACE-1" office:value-type="float" office:value="0.89000000000000001">
            <text:p>0.89</text:p>
          </table:table-cell>
          <table:table-cell table:style-name="ACE-1" office:value-type="float" office:value="0.82999999999999996">
            <text:p>0.8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1000000000000003">
            <text:p>0.91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B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1.02">
            <text:p>1.02</text:p>
          </table:table-cell>
          <table:table-cell table:style-name="ACE-1" office:value-type="float" office:value="0.46999999999999997">
            <text:p>0.47</text:p>
          </table:table-cell>
          <table:table-cell table:style-name="ACE-1" office:value-type="float" office:value="1.51">
            <text:p>1.51</text:p>
          </table:table-cell>
          <table:table-cell table:style-name="ACE-1" office:value-type="float" office:value="1.53">
            <text:p>1.53</text:p>
          </table:table-cell>
          <table:table-cell table:style-name="ACE-1" office:value-type="float" office:value="0.92000000000000004">
            <text:p>0.92</text:p>
          </table:table-cell>
          <table:table-cell table:style-name="ACE-1" office:value-type="float" office:value="0.57999999999999996">
            <text:p>0.5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B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029999999999999999">
            <text:p>0.03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1.8">
            <text:p>1.80</text:p>
          </table:table-cell>
          <table:table-cell table:style-name="ACE-1" office:value-type="float" office:value="0.92000000000000004">
            <text:p>0.92</text:p>
          </table:table-cell>
          <table:table-cell table:style-name="ACE-1" office:value-type="float" office:value="0.57999999999999996">
            <text:p>0.5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B5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68000000000000005">
            <text:p>0.68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94999999999999996">
            <text:p>0.95</text:p>
          </table:table-cell>
          <table:table-cell table:style-name="ACE-1" office:value-type="float" office:value="2.0899999999999999">
            <text:p>2.09</text:p>
          </table:table-cell>
          <table:table-cell table:style-name="ACE-1" office:value-type="float" office:value="0.92000000000000004">
            <text:p>0.92</text:p>
          </table:table-cell>
          <table:table-cell table:style-name="ACE-1" office:value-type="float" office:value="0.57999999999999996">
            <text:p>0.5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60999999999999999">
            <text:p>0.61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1.6799999999999999">
            <text:p>1.68</text:p>
          </table:table-cell>
          <table:table-cell table:style-name="ACE-1" office:value-type="float" office:value="1.05">
            <text:p>1.05</text:p>
          </table:table-cell>
          <table:table-cell table:style-name="ACE-1" office:value-type="float" office:value="0.62">
            <text:p>0.6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7000000000000001">
            <text:p>0.17</text:p>
          </table:table-cell>
          <table:table-cell table:style-name="Gnumeric-default"/>
          <table:table-cell table:style-name="ACE-1" office:value-type="float" office:value="1.23">
            <text:p>1.23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69999999999999996">
            <text:p>0.70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1.1399999999999999">
            <text:p>1.14</text:p>
          </table:table-cell>
          <table:table-cell table:style-name="ACE-1" office:value-type="float" office:value="0.63">
            <text:p>0.63</text:p>
          </table:table-cell>
          <table:table-cell table:style-name="ACE-1" office:value-type="float" office:value="0.51000000000000001">
            <text:p>0.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1.21">
            <text:p>1.21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1.5600000000000001">
            <text:p>1.56</text:p>
          </table:table-cell>
          <table:table-cell table:style-name="ACE-1" office:value-type="float" office:value="0.63">
            <text:p>0.63</text:p>
          </table:table-cell>
          <table:table-cell table:style-name="ACE-1" office:value-type="float" office:value="0.51000000000000001">
            <text:p>0.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1.21">
            <text:p>1.21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76000000000000001">
            <text:p>0.76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46999999999999997">
            <text:p>0.47</text:p>
          </table:table-cell>
          <table:table-cell table:style-name="ACE-1" office:value-type="float" office:value="1.8">
            <text:p>1.80</text:p>
          </table:table-cell>
          <table:table-cell table:style-name="ACE-1" office:value-type="float" office:value="0.63">
            <text:p>0.63</text:p>
          </table:table-cell>
          <table:table-cell table:style-name="ACE-1" office:value-type="float" office:value="0.51000000000000001">
            <text:p>0.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1.21">
            <text:p>1.21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7000000000000001">
            <text:p>0.17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77000000000000002">
            <text:p>0.77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1.6200000000000001">
            <text:p>1.62</text:p>
          </table:table-cell>
          <table:table-cell table:style-name="ACE-1" office:value-type="float" office:value="0.70999999999999996">
            <text:p>0.71</text:p>
          </table:table-cell>
          <table:table-cell table:style-name="ACE-1" office:value-type="float" office:value="0.76000000000000001">
            <text:p>0.7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1.0600000000000001">
            <text:p>1.06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1</text:p>
          </table:table-cell>
          <table:table-cell table:style-name="Gnumeric-default"/>
          <table:table-cell table:style-name="ACE-1" office:value-type="float" office:value="1.6899999999999999">
            <text:p>1.69</text:p>
          </table:table-cell>
          <table:table-cell table:style-name="ACE-1" office:value-type="float" office:value="0.71999999999999997">
            <text:p>0.72</text:p>
          </table:table-cell>
          <table:table-cell table:style-name="ACE-1" office:value-type="float" office:value="0.95999999999999996">
            <text:p>0.96</text:p>
          </table:table-cell>
          <table:table-cell table:style-name="ACE-1" office:value-type="float" office:value="1.6699999999999999">
            <text:p>1.67</text:p>
          </table:table-cell>
          <table:table-cell table:style-name="ACE-1" office:value-type="float" office:value="0.87">
            <text:p>0.87</text:p>
          </table:table-cell>
          <table:table-cell table:style-name="ACE-1" office:value-type="float" office:value="0.79000000000000004">
            <text:p>0.7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65000000000000002">
            <text:p>0.65</text:p>
          </table:table-cell>
          <table:table-cell table:style-name="ACE-1" office:value-type="float" office:value="1.1599999999999999">
            <text:p>1.16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1.48">
            <text:p>1.48</text:p>
          </table:table-cell>
          <table:table-cell table:style-name="ACE-1" office:value-type="float" office:value="0.59999999999999998">
            <text:p>0.60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1.5800000000000001">
            <text:p>1.58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62">
            <text:p>0.6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73999999999999999">
            <text:p>0.74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5">
            <text:p>0.50</text:p>
          </table:table-cell>
          <table:table-cell table:style-name="ACE-1" office:value-type="float" office:value="1.4299999999999999">
            <text:p>1.43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75">
            <text:p>0.7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1.24">
            <text:p>1.24</text:p>
          </table:table-cell>
          <table:table-cell table:style-name="ACE-1" office:value-type="float" office:value="0.5">
            <text:p>0.50</text:p>
          </table:table-cell>
          <table:table-cell table:style-name="ACE-1" office:value-type="float" office:value="0.71999999999999997">
            <text:p>0.72</text:p>
          </table:table-cell>
          <table:table-cell table:style-name="ACE-1" office:value-type="float" office:value="1.6699999999999999">
            <text:p>1.67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75">
            <text:p>0.7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D1</text:p>
          </table:table-cell>
          <table:table-cell table:style-name="Gnumeric-default"/>
          <table:table-cell table:style-name="ACE-1" office:value-type="float" office:value="1.1200000000000001">
            <text:p>1.12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1.3899999999999999">
            <text:p>1.39</text:p>
          </table:table-cell>
          <table:table-cell table:style-name="ACE-1" office:value-type="float" office:value="0.63">
            <text:p>0.63</text:p>
          </table:table-cell>
          <table:table-cell table:style-name="ACE-1" office:value-type="float" office:value="0.83999999999999997">
            <text:p>0.8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6">
            <text:p>26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94999999999999996">
            <text:p>0.95</text:p>
          </table:table-cell>
          <table:table-cell table:style-name="ACE-1" office:value-type="float" office:value="1.05">
            <text:p>1.05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1.0900000000000001">
            <text:p>1.09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0.66000000000000003">
            <text:p>0.6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1.2">
            <text:p>1.20</text:p>
          </table:table-cell>
          <table:table-cell table:style-name="ACE-1" office:value-type="float" office:value="0.51000000000000001">
            <text:p>0.5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4000000000000001">
            <text:p>0.14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0.39000000000000001">
            <text:p>0.39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1.3799999999999999">
            <text:p>1.38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0.62">
            <text:p>0.6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1.2">
            <text:p>1.20</text:p>
          </table:table-cell>
          <table:table-cell table:style-name="ACE-1" office:value-type="float" office:value="0.51000000000000001">
            <text:p>0.5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4000000000000001">
            <text:p>0.14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87">
            <text:p>0.87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1.6899999999999999">
            <text:p>1.69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0.58999999999999997">
            <text:p>0.5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6000000000000001">
            <text:p>0.2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81000000000000005">
            <text:p>0.81</text:p>
          </table:table-cell>
          <table:table-cell table:style-name="ACE-1" office:value-type="float" office:value="1.2">
            <text:p>1.20</text:p>
          </table:table-cell>
          <table:table-cell table:style-name="ACE-1" office:value-type="float" office:value="0.51000000000000001">
            <text:p>0.5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4000000000000001">
            <text:p>0.14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7</text:p>
          </table:table-cell>
          <table:table-cell table:style-name="Gnumeric-default"/>
          <table:table-cell table:style-name="ACE-1" office:value-type="float" office:value="0.40999999999999998">
            <text:p>0.41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.0600000000000001">
            <text:p>1.06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70999999999999996">
            <text:p>0.7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3">
            <text:p>23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3000000000000001">
            <text:p>0.23</text:p>
          </table:table-cell>
          <table:table-cell table:style-name="ACE-1" office:value-type="float" office:value="0.23000000000000001">
            <text:p>0.23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1.01">
            <text:p>1.01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089999999999999997">
            <text:p>0.09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89999999999999997">
            <text:p>0.09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6</text:p>
          </table:table-cell>
          <table:table-cell table:style-name="Gnumeric-default"/>
          <table:table-cell table:style-name="ACE-1" office:value-type="float" office:value="0.56000000000000005">
            <text:p>0.56</text:p>
          </table:table-cell>
          <table:table-cell table:style-name="ACE-1" office:value-type="float" office:value="0.23000000000000001">
            <text:p>0.23</text:p>
          </table:table-cell>
          <table:table-cell table:style-name="ACE-1" office:value-type="float" office:value="0.44">
            <text:p>0.44</text:p>
          </table:table-cell>
          <table:table-cell table:style-name="ACE-1" office:value-type="float" office:value="1.3">
            <text:p>1.30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84999999999999998">
            <text:p>0.8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0">
            <text:p>30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96999999999999997">
            <text:p>0.97</text:p>
          </table:table-cell>
          <table:table-cell table:style-name="ACE-1" office:value-type="float" office:value="1.28">
            <text:p>1.28</text:p>
          </table:table-cell>
          <table:table-cell table:style-name="ACE-1" office:value-type="float" office:value="0.44">
            <text:p>0.44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089999999999999997">
            <text:p>0.09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0.55000000000000004">
            <text:p>0.55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1.0600000000000001">
            <text:p>1.06</text:p>
          </table:table-cell>
          <table:table-cell table:style-name="ACE-1" office:value-type="float" office:value="0.62">
            <text:p>0.62</text:p>
          </table:table-cell>
          <table:table-cell table:style-name="ACE-1" office:value-type="float" office:value="0.57999999999999996">
            <text:p>0.5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27000000000000002">
            <text:p>0.2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0.98999999999999999">
            <text:p>0.99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3000000000000001">
            <text:p>0.23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67000000000000004">
            <text:p>0.67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46999999999999997">
            <text:p>0.4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40000000000000001">
            <text:p>0.04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089999999999999997">
            <text:p>0.09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1.26">
            <text:p>1.26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0.88">
            <text:p>0.88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63">
            <text:p>0.6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40000000000000001">
            <text:p>0.04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089999999999999997">
            <text:p>0.09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3</text:p>
          </table:table-cell>
          <table:table-cell table:style-name="Gnumeric-default" office:value-type="float" office:value="20">
            <text:p>20</text:p>
          </table:table-cell>
          <table:table-cell table:style-name="ACE-1" table:formula="of:=AVERAGEA([.E61513:.E61514])" office:value-type="float" office:value="0.96500000000000008">
            <text:p>0.97</text:p>
          </table:table-cell>
          <table:table-cell table:style-name="ACE-1" table:formula="of:=AVERAGEA([.F61513:.F61514])" office:value-type="float" office:value="0.29999999999999999">
            <text:p>0.30</text:p>
          </table:table-cell>
          <table:table-cell table:style-name="ACE-1" table:formula="of:=AVERAGEA([.G61513:.G61514])" office:value-type="float" office:value="0.64500000000000002">
            <text:p>0.65</text:p>
          </table:table-cell>
          <table:table-cell table:style-name="ACE-1" office:value-type="float" office:value="1.3100000000000001">
            <text:p>1.31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1.55">
            <text:p>1.5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97999999999999998">
            <text:p>0.98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40000000000000001">
            <text:p>0.04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20999999999999999">
            <text:p>0.21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089999999999999997">
            <text:p>0.09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7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0.83999999999999997">
            <text:p>0.84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0.55000000000000004">
            <text:p>0.55</text:p>
          </table:table-cell>
          <table:table-cell table:style-name="ACE-1" office:value-type="float" office:value="1.46">
            <text:p>1.46</text:p>
          </table:table-cell>
          <table:table-cell table:style-name="ACE-1" office:value-type="float" office:value="0.76000000000000001">
            <text:p>0.76</text:p>
          </table:table-cell>
          <table:table-cell table:style-name="ACE-1" office:value-type="float" office:value="0.93999999999999995">
            <text:p>0.94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1.1699999999999999">
            <text:p>1.17</text:p>
          </table:table-cell>
          <table:table-cell table:style-name="ACE-1" office:value-type="float" office:value="0.51000000000000001">
            <text:p>0.51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0000000000000001">
            <text:p>0.10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3">
            <text:p>0.13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3</text:p>
          </table:table-cell>
          <table:table-cell table:style-name="Gnumeric-default"/>
          <table:table-cell table:style-name="ACE-1" office:value-type="float" office:value="0.96999999999999997">
            <text:p>0.97</text:p>
          </table:table-cell>
          <table:table-cell table:style-name="ACE-1" office:value-type="float" office:value="0.48999999999999999">
            <text:p>0.49</text:p>
          </table:table-cell>
          <table:table-cell table:style-name="ACE-1" office:value-type="float" office:value="0.53000000000000003">
            <text:p>0.53</text:p>
          </table:table-cell>
          <table:table-cell table:style-name="ACE-1" office:value-type="float" office:value="1.26">
            <text:p>1.26</text:p>
          </table:table-cell>
          <table:table-cell table:style-name="ACE-1" office:value-type="float" office:value="0.71999999999999997">
            <text:p>0.72</text:p>
          </table:table-cell>
          <table:table-cell table:style-name="ACE-1" office:value-type="float" office:value="0.57999999999999996">
            <text:p>0.5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14999999999999999">
            <text:p>0.15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92000000000000004">
            <text:p>0.92</text:p>
          </table:table-cell>
          <table:table-cell table:style-name="ACE-1" office:value-type="float" office:value="0.87">
            <text:p>0.87</text:p>
          </table:table-cell>
          <table:table-cell table:style-name="ACE-1" office:value-type="float" office:value="0.40000000000000002">
            <text:p>0.40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3000000000000001">
            <text:p>0.23</text:p>
          </table:table-cell>
          <table:table-cell table:style-name="ACE-1" office:value-type="float" office:value="0.20000000000000001">
            <text:p>0.20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9">
            <text:p>0.19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2">
            <text:p>0.12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6</text:p>
          </table:table-cell>
          <table:table-cell table:style-name="Gnumeric-default"/>
          <table:table-cell table:style-name="ACE-1" office:value-type="float" office:value="1.0700000000000001">
            <text:p>1.07</text:p>
          </table:table-cell>
          <table:table-cell table:style-name="ACE-1" office:value-type="float" office:value="0.45000000000000001">
            <text:p>0.45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0.60999999999999999">
            <text:p>0.61</text:p>
          </table:table-cell>
          <table:table-cell table:style-name="ACE-1" office:value-type="float" office:value="0.68999999999999995">
            <text:p>0.6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float" office:value="0.29999999999999999">
            <text:p>0.30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1.1899999999999999">
            <text:p>1.19</text:p>
          </table:table-cell>
          <table:table-cell table:style-name="ACE-1" office:value-type="float" office:value="0.39000000000000001">
            <text:p>0.39</text:p>
          </table:table-cell>
          <table:table-cell table:style-name="ACE-1" office:value-type="float" office:value="0.089999999999999997">
            <text:p>0.09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1">
            <text:p>0.11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D4</text:p>
          </table:table-cell>
          <table:table-cell table:style-name="Gnumeric-default"/>
          <table:table-cell table:style-name="ACE-1" office:value-type="float" office:value="1.22">
            <text:p>1.22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89000000000000001">
            <text:p>0.89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0.51000000000000001">
            <text:p>0.5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77000000000000002">
            <text:p>0.77</text:p>
          </table:table-cell>
          <table:table-cell table:style-name="ACE-1" office:value-type="float" office:value="1.1599999999999999">
            <text:p>1.16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0.089999999999999997">
            <text:p>0.0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59999999999999998">
            <text:p>0.06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float" office:value="0.13">
            <text:p>0.13</text:p>
          </table:table-cell>
          <table:table-cell table:style-name="ACE-1" office:value-type="float" office:value="0.17000000000000001">
            <text:p>0.17</text:p>
          </table:table-cell>
          <table:table-cell table:style-name="ACE-1" office:value-type="float" office:value="0.11">
            <text:p>0.11</text:p>
          </table:table-cell>
          <table:table-cell table:number-columns-repeated="228" table:style-name="Gnumeric-default"/>
        </table:table-row>
        <table:table-row table:style-name="AROW-0" table:number-rows-repeated="65460">
          <table:table-cell table:number-columns-repeated="256"/>
        </table:table-row>
        <table:named-expressions>
          <table:named-expression table:name="Print_Area" table:expression="of:=#REF!" table:base-cell-address="$'A'.$A$1"/>
          <table:named-expression table:name="Sheet_Title" table:expression="of:=&quot;A&quot;" table:base-cell-address="$'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25T20:12:10Z</meta:creation-date>
    <meta:generator>gnumeric/1.12.28</meta:generator>
  </office:meta>
</office:document-meta>
</file>